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LiHei Pro" svg:font-family="LiHei Pro"/>
    <style:font-face style:name="PingFang TC" svg:font-family="PingFang TC"/>
  </office:font-face-decls>
  <office:automatic-styles>
    <style:style style:name="P1" style:family="paragraph" style:parent-style-name="Standard">
      <style:paragraph-properties style:line-height-at-least="0.2361in"/>
      <style:text-properties style:font-name="PingFang TC" fo:font-size="12.0pt" fo:color="#000000" fo:background-color="#868686"/>
    </style:style>
    <style:style style:name="P2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cecec"/>
    </style:style>
    <style:style style:name="P3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0e0e0"/>
    </style:style>
    <style:style style:name="P4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LiHei Pro" fo:font-size="12.0pt"/>
    </style:style>
    <style:style style:name="T1" style:family="text">
      <style:text-properties fo:letter-spacing="0.0000in"/>
    </style:style>
    <style:style style:name="T2" style:family="text">
      <style:text-properties fo:letter-spacing="0.0000in" fo:color="#032726"/>
    </style:style>
    <style:style style:name="T3" style:family="text">
      <style:text-properties fo:letter-spacing="0.0000in" fo:background-color="transparen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 | 2010.02.25 20:32 | </text:span><text:span text:style-name="T2">#</text:span></text:p>
      <text:p text:style-name="P2"><text:span text:style-name="T1">講存在的(existential),自己卻不在了,消失了,反流行的卻成為一種流行,捕手沒捕到人,反倒自己先跳下懸崖,亞歷桑那夢遊裏那個許下長生不死願望的新娘,卻比誰都快奔向死亡. 可見這世界腐蝕力有多強. 若非如此令人絕望,誰還想當隱士? 誰想墜崖而死? 如果這是一片海而不是水族箱,魚還會想逃走嗎?</text:span></text:p>
      <text:p text:style-name="P2"><text:span text:style-name="T1">沒有 "人" 的世界,沒有個性的時代,大家卻總能說上兩句孤獨,標幟著一種新賣點;正如齊克果和存在主義也曾像瘟疫大流行一樣. 這樣一種追求面目模糊的流行時代,交易鼎盛,賽事不絕,蛆類生物樂在其中,孤獨從哪來? 與其說蛆會孤獨,不如說那只是一種很形而下的孤單,只要派一堆蛆在身旁就不孤單了.</text:span></text:p>
      <text:p text:style-name="P2"><text:span text:style-name="T1">把麥田捕手看成一種叛逆是少一根筋的,他不叛也不逆,他只是格格不入想逃走; 就好像魚不是想背叛陸地,他只是跟這世界八字不合. 是八字的問題,不是年齡的問題.</text:span></text:p>
      <text:p text:style-name="P2"><text:span text:style-name="T1">他不光是看虛偽不順眼,他看無聊無趣更是很~不順眼;每天被迫得講一堆廢話,假裝某件事好像很重要,忍耐被人當成某個賣身集團的一個重要成員,老是得迎合眾人期望,談論自己的價碼,不斷回答著所謂前途的問題;好像我若不這麼想,我就是不正常似的;好像我不是人,而只是一塊肉,身上貼了個價目表,從重量到肉質,都具有一定的衡量標準,而且還有個保存期限.</text:span></text:p>
      <text:p text:style-name="P2"><text:span text:style-name="T1">若不是我練過七忍經,創立了忍教,在這蛆類時代,真是會孤獨得很想按LP自殺! 一個忍字還不夠,那就兩個忍,兩個忍字還不夠就三個忍. 很快地就當上了忍教教主,進階到忍忍忍忍忍忍忍七個忍字.</text:span></text:p>
      <text:p text:style-name="P2"><text:span text:style-name="T1">他在乎的不是什麼道德的完美,他只是無法忍受低級和無聊. 一切所謂高級,在他看來都很低級,很俗不可耐.一切所謂重要,更是無聊到爆.原因無它,八字不合,魚類生物不該來到蛆類的世界.</text:span></text:p>
      <text:p text:style-name="P2"><text:span text:style-name="T1">八字是一種個性,個性永遠是單數;只此一家,別無分號. 維根斯坦說: 哲學家是那樣一些人,他無法成為任何集體意志集體概念或任何俱樂部的成員;或是像愛因斯坦講的,他覺得自己像匹馬,隨著年歲增長,那種想要自己單獨拉一輛車的渴望也越來越強烈.</text:span></text:p>
      <text:p text:style-name="P2"><text:span text:style-name="T1">他們無法在某種旗幟下過活,因為太不真實了,不是真理的真,也不是真假的真,而是真實(AUTHENTIC)的真.真實的東西往往是假的,但它假得比真的還真實,就如夢一般. 這樣一些人,和地心引力是不相容的,他沒辦法像蛆一樣在地上匍匐前進.</text:span></text:p>
      <text:p text:style-name="P2"><text:span text:style-name="T1">Emir Kusturica 說,他一生最大的敵人就是REALISM,非常堵爛把事情講得跟真的一樣.或許可以這麼說,凡事皆可忍,唯獨俗難耐;俗就是在地面匍匐,老講地面上的事. 每天就是講這些,難怪Salinger要這樣說: "我最好是既聾又啞,那就省得跟人老是講那些無聊廢話了."</text:span></text:p>
      <text:p text:style-name="P2"><text:span text:style-name="T1">趣味不會發生在地面上,趣味來自一種高度,來自一種跟地心引力的對抗. 生命若沒有一點趣味,那真是不知道活著要幹什麼.但二次元生物卻在一個地平面上較量討生活,為了自己賣一個好價錢而得意洋洋.</text:span></text:p>
      <text:p text:style-name="P2"><text:span text:style-name="T1">有個資質平庸卻飛黃騰達的熟人,每次來信連絡都是寄給一大群人. 無喜不登三寶殿,每次都是先來上一段有關價錢的描述,訴說自己的種種不凡業績,然後最後會補上一句 "問候" 說: "我親愛的朋友,那您呢? 近來好嗎?"</text:span></text:p>
      <text:p text:style-name="P2"><text:span text:style-name="T1">我? 終於想到我了? 我怎麼會好呢? 大家價錢都賣得那麼好,還有我混的餘地嗎?</text:span></text:p>
      <text:p text:style-name="P2"><text:span text:style-name="T1">講這樣好像很絕望,好像非得往懸崖跳或學那位喜歡養烏龜的新娘那樣給自己腦袋一槍. 倒還不至於如此. 只要麥田捕手不死,我們就永遠都還活在. 我的捕手是什麼樣的一些東西呢? 很多很多,包括路邊抓癢的野狗,包括夏夜裏的一點微風,當然更重要的是一種幻想,凡屬魚類生物對於大海的一種想像,不管活的或死的,不管生前或死後,總有一天我們會回到海裏.</text:span></text:p>
      <text:p text:style-name="P1"><text:span text:style-name="T1">陳真 | 2010.02.25 12:33 | </text:span><text:span text:style-name="T2">#</text:span></text:p>
      <text:p text:style-name="P3"><text:span text:style-name="T1">建廷,學姐好像有事要拜託你喔,翻譯方面的事,她會再找時間跟你說.</text:span></text:p>
      <text:p text:style-name="P1"><text:span text:style-name="T1">陳建廷 | 2010.02.25 01:10 | </text:span><text:span text:style-name="T2">#</text:span></text:p>
      <text:p text:style-name="P2"><text:span text:style-name="T1">接續陳真大哥所提－該集節目網址：</text:span></text:p>
      <text:p text:style-name="P2"><text:span text:style-name="T1">開卷八分鐘2010年02月22日:塞林格《麥田捕手》</text:span><text:span text:style-name="T3"><text:line-break/></text:span><text:span text:style-name="T1">http://www.youtube.com/watch?v=TENkB0svK-0</text:span></text:p>
      <text:p text:style-name="P2"><text:span text:style-name="T1">開卷八分鐘2010年02月23日:塞林格《麥田捕手》（續）</text:span><text:span text:style-name="T3"><text:line-break/></text:span><text:span text:style-name="T1">http://www.youtube.com/watch?v=N7nsrZs4ceE</text:span></text:p>
      <text:p text:style-name="P4"/>
      <text:p text:style-name="P1"><text:span text:style-name="T1">陳真 | 2010.02.24 00:56 | </text:span><text:span text:style-name="T2">#</text:span></text:p>
      <text:p text:style-name="P3"><text:span text:style-name="T1">2010-02-22 18:38</text:span><text:span text:style-name="T3"><text:line-break/></text:span><text:span text:style-name="T1">主持人：梁文道</text:span></text:p>
      <text:p text:style-name="P3"><text:span text:style-name="T1">嘉 賓：</text:span></text:p>
      <text:p text:style-name="P3"><text:span text:style-name="T1">簡　介：塞林格雖然象理想一樣遠離功利的現實社會。但《麥田捕手》卻象空氣一樣，讓千千萬萬的荷頓離不開它。雖然91歲的塞林格最終也許只能在另一個時空做一個照看孩子的麥田捕手。但那句“我想我最好是既聾又啞，這樣的話，就省得跟任何人說那些廢話了”也許更得到當代人的共鳴。</text:span></text:p>
      <text:p text:style-name="P1"><text:span text:style-name="T1">陳真 | 2010.02.21 14:19 | </text:span><text:span text:style-name="T2">#</text:span></text:p>
      <text:p text:style-name="P2"><text:span text:style-name="T1">柏林影展 最佳導演羅曼波蘭斯基軟禁中</text:span><text:span text:style-name="T3"><text:line-break/><text:line-break/></text:span><text:span text:style-name="T1">中央社</text:span></text:p>
      <text:p text:style-name="P2"><text:span text:style-name="T1">2010-02-21 06:04 AM</text:span><text:span text:style-name="T3"><text:line-break/><text:line-break/></text:span><text:span text:style-name="T1">（中央社記者羅苑韶巴黎20日專電）法國籍波蘭裔羅曼波蘭斯基（Roman Polanski）今晚在第60屆柏林影展獲頒最佳導演銀熊獎</text:span><text:span text:style-name="T3"><text:line-break/><text:line-break/></text:span></text:p>
      <text:p text:style-name="P1"><text:span text:style-name="T1">陳真 | 2010.02.15 03:10 | </text:span><text:span text:style-name="T2">#</text:span></text:p>
      <text:p text:style-name="P3"><text:span text:style-name="T1">上萬德國民眾阻止新納粹主義者遊行</text:span></text:p>
      <text:p text:style-name="P3"><text:span text:style-name="T1">更新日期:2010/02/14 16:49</text:span></text:p>
      <text:p text:style-name="P3"><text:span text:style-name="T1">（路透德國德勒斯登13日法新電）至少超過一萬名德國群眾在德勒斯登（Dresden）連成長長的人鍊，阻止新納粹主義者在當地的遊行。後者透過一場「葬禮進行曲」紀念65年前盟軍轟炸德勒斯登的死傷事件。</text:span></text:p>
      <text:p text:style-name="P3"><text:span text:style-name="T1">大約5000名新納粹主義者身穿黑色服裝，聚集在德勒斯登的紐斯塔（Neustadt）火車站集會，希望舉辦德國自1945年以來最大的極右派遊行。這個車站是當年納粹份子把猶太人送到奧斯威辛（Auschwitz）集中營的地方。</text:span></text:p>
      <text:p text:style-name="P3"><text:span text:style-name="T1">過去幾年來，每年2月13日在德勒斯登紀念當年2萬5千人被殺，已經成為新納粹主義者的焦點，他們形容當年的地毯式轟炸是「轟炸大屠殺」</text:span></text:p>
      <text:p text:style-name="P3"><text:span text:style-name="T1">但是反對新納粹主義者的民眾人數更多，他們在寒冷低溫中走出來，阻擋極右派者進入市中心。</text:span></text:p>
      <text:p text:style-name="P3"><text:span text:style-name="T1">「德勒斯登無納粹」（Nazi Free AllianceDresden）組織發言人羅思（Lena Roth）說：「阻擋納粹遊行是我們組織一大成功。」中央社（翻譯）</text:span><text:span text:style-name="T3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